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arkdow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Markdown</text:h>
                    <text:list>
                        <text:list-item>
                            <text:h text:style-name="Heading_20_2" text:outline-level="2">Description</text:h>
                        </text:list-item>
                    </text:list>
                </text:list-item>
            </text:list>

            <text:p text:style-name="Standard">Widget for displaying Markdown text.</text:p>

            
                <text:list xml:id="list_Markdown2" text:continue-numbering="true" text:continue-list="list_Mark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arkdown4" text:continue-numbering="true" text:style-name="Outline">
                                                <text:list-item>
                                                    <text:list>
                                                        <text:list-item>
                                                            <text:list>
                                                                <text:list-item>
                                                                    <text:h text:style-name="Heading_20_3" text:outline-level="3">
                                                                        Text
                                                                        <text:s text:c="4"/>
                                                                        <text:span text:style-name="T2">MultilineText</text:span>
                                                                    </text:h>
                                                                </text:list-item>
                                                            </text:list>
                                                        </text:list-item>
                                                    </text:list>
                                                </text:list-item>
                                            </text:list>
                                            <text:p text:style-name="Standard">Markdown text to be displayed.</text:p>,
                                            <text:list xml:id="list_Markdown5" text:continue-numbering="true" text:continue-list="list_Markdown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arkdown6" text:continue-numbering="true" text:continue-list="list_Markdown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Markdown7" text:continue-numbering="true" text:continue-list="list_Markdown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arkdown8" text:continue-numbering="true" text:continue-list="list_Markdown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arkdown9" text:continue-numbering="true" text:continue-list="list_Markdown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arkdown10" text:continue-numbering="true" text:continue-list="list_Markdown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arkdown11" text:continue-numbering="true" text:continue-list="list_Markdown1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Markdown12" text:continue-numbering="true" text:continue-list="list_Markdown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Markdown13" text:continue-numbering="true" text:continue-list="list_Markdown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arkdown14" text:continue-numbering="true" text:continue-list="list_Markdown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arkdown15" text:continue-numbering="true" text:continue-list="list_Markdown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arkdown16" text:continue-numbering="true" text:continue-list="list_Markdown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arkdown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arkdown18" text:continue-numbering="true" text:continue-list="list_Markdown16"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Markdown19" text:continue-numbering="true" text:continue-list="list_Markdown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arkdown20" text:continue-numbering="true" text:continue-list="list_Markdown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arkdown21" text:continue-numbering="true" text:continue-list="list_Markdown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arkdown3" text:continue-numbering="true" text:continue-list="list_Markdown2" text:style-name="Outline">
                        <text:list-item>
                            <text:list>
                                <text:list-item>
                                    <text:h text:style-name="Heading_20_2" text:outline-level="2">Examples</text:h>
                                </text:list-item>
                            </text:list>
                        </text:list-item>
                    </text:list>
                    <text:p text:style-name="Standard"/>
                    
                    <text:list xml:id="list_Markdown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